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K Grotesk" svg:font-family="'HK Grotesk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52551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6464e" loext:opacity="100%" style:font-name="HK Grotesk" fo:font-size="13pt" fo:letter-spacing="normal" fo:font-style="normal" fo:font-weight="normal" officeooo:paragraph-rsid="00152551" fo:background-color="transparent" style:font-size-asian="13pt" style:font-size-complex="13pt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240%" fo:text-align="start" style:justify-single-word="false" fo:orphans="2" fo:widows="2" fo:text-indent="0in" style:auto-text-indent="false"/>
      <style:text-properties fo:font-variant="normal" fo:text-transform="none" fo:color="#46464e" loext:opacity="100%" style:font-name="HK Grotesk" fo:font-size="13pt" fo:letter-spacing="normal" fo:font-style="normal" fo:font-weight="normal" fo:background-color="transparent" style:font-size-asian="13pt" style:font-size-complex="13pt" loext:padding="0in" loext:border="none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3pt" officeooo:paragraph-rsid="00152551" style:font-size-asian="13pt" style:font-size-complex="13pt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52551" officeooo:paragraph-rsid="00152551"/>
    </style:style>
    <style:style style:name="T1" style:family="text">
      <style:text-properties fo:font-variant="normal" fo:text-transform="none" fo:color="#46464e" loext:opacity="100%" style:font-name="HK Grotesk" fo:font-size="10.5pt" fo:letter-spacing="normal" fo:font-style="normal" fo:font-weight="normal"/>
    </style:style>
    <style:style style:name="T2" style:family="text">
      <style:text-properties fo:font-variant="normal" fo:text-transform="none" fo:color="#46464e" loext:opacity="100%" style:font-name="HK Grotesk" fo:letter-spacing="normal" fo:font-style="normal" fo:font-weight="normal"/>
    </style:style>
    <style:style style:name="T3" style:family="text">
      <style:text-properties fo:font-variant="normal" fo:text-transform="none" fo:color="#46464e" loext:opacity="100%" style:font-name="HK Grotesk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46464e" loext:opacity="100%" style:font-name="HK Grotesk" fo:letter-spacing="normal" fo:font-style="normal" fo:font-weight="normal" officeooo:rsid="00152551" loext:padding="0in" loext:border="none"/>
    </style:style>
    <style:style style:name="T5" style:family="text">
      <style:text-properties fo:font-variant="normal" fo:text-transform="none" fo:color="#46464e" loext:opacity="100%" style:font-name="HK Grotesk" fo:font-size="9.75pt" fo:letter-spacing="normal" fo:font-style="normal" fo:font-weight="normal" officeooo:rsid="00152551" loext:padding="0in" loext:border="none"/>
    </style:style>
    <style:style style:name="T6" style:family="text">
      <style:text-properties fo:font-variant="normal" fo:text-transform="none" fo:color="#46464e" loext:opacity="100%" style:font-name="HK Grotesk" fo:font-size="9.75pt" fo:letter-spacing="normal" fo:font-style="normal" fo:font-weight="bold" officeooo:rsid="00152551" style:font-weight-asian="bold" style:font-weight-complex="bold" loext:padding="0in" loext:border="none"/>
    </style:style>
    <style:style style:name="T7" style:family="text">
      <style:text-properties fo:font-variant="normal" fo:text-transform="none" fo:color="#46464e" loext:opacity="100%" style:font-name="HK Grotesk" fo:font-size="12pt" fo:letter-spacing="normal" fo:font-style="normal" fo:font-weight="normal" officeooo:rsid="00152551" style:font-size-asian="12pt" style:font-size-complex="12pt" loext:padding="0in" loext:border="none"/>
    </style:style>
    <style:style style:name="T8" style:family="text">
      <style:text-properties fo:font-variant="normal" fo:text-transform="none" fo:color="#46464e" loext:opacity="100%" style:font-name="HK Grotesk" fo:font-size="14pt" fo:letter-spacing="normal" fo:font-style="normal" fo:font-weight="bold" officeooo:rsid="00152551" style:font-size-asian="14pt" style:font-weight-asian="bold" style:font-size-complex="14pt" style:font-weight-complex="bold" loext:padding="0in" loext:border="none"/>
    </style:style>
    <style:style style:name="T9" style:family="text">
      <style:text-properties fo:font-variant="normal" fo:text-transform="none" fo:color="#46464e" loext:opacity="100%" style:font-name="HK Grotesk" fo:font-size="13pt" fo:letter-spacing="normal" fo:font-style="normal" fo:font-weight="normal" officeooo:rsid="00152551" style:font-size-asian="13pt" style:font-size-complex="13pt" loext:padding="0in" loext:border="none"/>
    </style:style>
    <style:style style:name="T10" style:family="text">
      <style:text-properties fo:font-variant="normal" fo:text-transform="none" fo:color="#46464e" loext:opacity="100%" fo:letter-spacing="normal" loext:padding="0in" loext:border="none"/>
    </style:style>
    <style:style style:name="T11" style:family="text">
      <style:text-properties fo:font-variant="normal" fo:text-transform="none" style:font-name="HK Grotesk" fo:font-size="9.75pt" fo:letter-spacing="normal" fo:font-style="normal" fo:font-weight="normal" loext:padding="0in" loext:border="none"/>
    </style:style>
    <style:style style:name="T12" style:family="text">
      <style:text-properties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: Enthusiastic and Hard-Working Customer Adaptation Designer </text:span></text:p>
      <text:p text:style-name="P1"><text:span text:style-name="T1"/></text:p>
      <text:p text:style-name="P5"><text:span text:style-name="T1">Dear Team,</text:span></text:p>
      <text:p text:style-name="P1"><text:line-break/><text:tab/><text:span text:style-name="T3">In my pursuit of new creative endeavors, I was excited to find the Customer Adaptation Designer opportunity with Mack Truck. As a progressive professional with </text:span><text:span text:style-name="T4">my</text:span><text:span text:style-name="T10"> </text:span><text:span text:style-name="T3">experience, I believe that I can bring valuable contributions to your team.</text:span> </text:p>
      <text:p text:style-name="P1"/>
      <text:p text:style-name="P1"><text:span text:style-name="T3"><text:tab/> My philosophy is that introducing fresh perspectives and new techniques allow businesses to evolve and grow. Similar to Mack Truck, my goal is to remain on the cutting-edge of advancements. Formerly in my software, technical and application support role, my successes have stemmed from essential skills, including </text:span><text:span text:style-name="T4">Programming and </text:span><text:span text:style-name="T5"><text:s/></text:span><text:span text:style-name="T7">designing software.</text:span><text:span text:style-name="T3"> <text:tab/></text:span></text:p>
      <text:p text:style-name="P1"><text:span text:style-name="T3"/></text:p>
      <text:p text:style-name="P1"><text:span text:style-name="T3"><text:tab/>I have enhanced my problem-solving abilities and cultivated a reputation as a major contributor through teamwork and critical thinking. I am a collaborative team player who is always searching for opportunities to impart valuable insights. With these qualities, I am able to facilitate positive change and impacting outcomes.</text:span> </text:p>
      <text:p text:style-name="P1"/>
      <text:p text:style-name="P1"><text:span text:style-name="T3"><text:tab/>My educational background has given me a solid understanding . And my on-the-job training has given me the opportunity to </text:span><text:span text:style-name="T5">explore </text:span><text:span text:style-name="T9">designing software like Creo, Sketchup, CAD models</text:span><text:span text:style-name="T3">. I am eager to apply my training as Customer Adaptation Designer for Mack Truck.</text:span> </text:p>
      <text:p text:style-name="P1"/>
      <text:p text:style-name="P4"><text:span text:style-name="T2"><text:tab/>When reviewing my resume, you might notice a gap in employment. My absence is due to me taking time to care for my children. My child-rearing experience has enhanced my talents in leadership, teamwork, determination, and prioritization as I managed multiple schedules, trained others, enforced rules and provided around-the-clock care. I am now settled and prepared to get back into the workforce.</text:span> </text:p>
      <text:p text:style-name="P1"/>
      <text:p text:style-name="P2"><text:tab/>For a greater presentation of my background and qualifications, please review my attached resume. I am eager to speak with you and greatly appreciate your consideration.</text:p>
      <text:p text:style-name="P2"/>
      <text:p text:style-name="P2"><text:span text:style-name="T12">Sincerely, </text:span></text:p>
      <text:p text:style-name="P2"><text:span text:style-name="T12">TAMILSELVI MATHESAN</text:span> 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K Grotesk" svg:font-family="'HK Grotesk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3T10:46:54.848000000</meta:creation-date>
    <dc:date>2023-03-13T11:07:42.495000000</dc:date>
    <meta:editing-duration>PT20M48S</meta:editing-duration>
    <meta:editing-cycles>1</meta:editing-cycles>
    <meta:document-statistic meta:table-count="0" meta:image-count="0" meta:object-count="0" meta:page-count="1" meta:paragraph-count="10" meta:word-count="279" meta:character-count="1858" meta:non-whitespace-character-count="1571"/>
    <meta:generator>LibreOffice/7.4.5.1$Windows_X86_64 LibreOffice_project/9c0871452b3918c1019dde9bfac75448afc4b57f</meta:generator>
  </office:meta>
</office:document-meta>
</file>